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Text_20_body">
      <style:paragraph-properties fo:line-height="150%" fo:text-align="justify" style:justify-single-word="false"/>
    </style:style>
    <style:style style:name="P3" style:family="paragraph" style:parent-style-name="Text_20_body">
      <loext:graphic-properties draw:fill="solid" draw:fill-color="#ffffff" draw:opacity="100%"/>
      <style:paragraph-properties fo:line-height="150%" fo:text-align="justify" style:justify-single-word="false" fo:background-color="#ffffff"/>
    </style:style>
    <style:style style:name="P4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bold" style:font-size-asian="14pt" style:font-size-complex="14pt"/>
    </style:style>
    <style:style style:name="P5" style:family="paragraph" style:parent-style-name="Text_20_body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6" style:family="paragraph" style:parent-style-name="Text_20_body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7" style:family="paragraph" style:parent-style-name="Text_20_body">
      <loext:graphic-properties draw:fill="solid" draw:fill-color="#ffffff" draw:opacity="100%"/>
      <style:paragraph-properties fo:line-height="150%" fo:text-align="justify" style:justify-single-word="false" fo:background-color="#ffffff"/>
      <style:text-properties style:font-name="Times New Roman" fo:font-size="14pt" style:font-size-asian="14pt" style:font-size-complex="14pt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Times New Roman" fo:font-size="14pt" style:font-size-asian="14pt" style:font-size-complex="14pt"/>
    </style:style>
    <style:style style:name="P9" style:family="paragraph" style:parent-style-name="Text_20_body">
      <style:paragraph-properties fo:line-height="150%" fo:text-align="center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Times New Roman" fo:font-size="14pt" fo:language="ru" fo:country="RU" fo:font-weight="normal" officeooo:rsid="001da838" officeooo:paragraph-rsid="001da838" style:font-size-asian="14pt" style:font-weight-asian="normal" style:font-size-complex="14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font-name="Times New Roman" fo:font-size="14pt" fo:language="ru" fo:country="RU" fo:font-style="italic" fo:font-weight="bold" officeooo:rsid="001da838" officeooo:paragraph-rsid="001da838" style:font-size-asian="14pt" style:font-size-complex="14pt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14pt" fo:language="ru" fo:country="RU" fo:font-style="normal" fo:font-weight="normal" officeooo:rsid="001eadda" officeooo:paragraph-rsid="001eadda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Text_20_body">
      <style:paragraph-properties fo:text-align="end" style:justify-single-word="false"/>
      <style:text-properties style:font-name="Times New Roman" fo:font-size="14pt" fo:language="ru" fo:country="RU" fo:font-style="normal" fo:font-weight="normal" officeooo:rsid="001eadda" officeooo:paragraph-rsid="001eadda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size="14pt" fo:language="ru" fo:country="RU" fo:font-style="normal" fo:font-weight="normal" officeooo:rsid="001da838" officeooo:paragraph-rsid="001da838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Text_20_body">
      <style:paragraph-properties fo:text-align="center" style:justify-single-word="false"/>
      <style:text-properties style:font-name="Times New Roman" fo:font-size="14pt" fo:language="ru" fo:country="RU" fo:font-style="normal" fo:font-weight="bold" officeooo:rsid="001da838" officeooo:paragraph-rsid="001da838" style:font-size-asian="14pt" style:font-style-asian="normal" style:font-size-complex="14pt" style:font-style-complex="normal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Times New Roman" fo:font-size="14pt" fo:language="en" fo:country="US" fo:font-weight="bold" officeooo:rsid="001da838" officeooo:paragraph-rsid="001da838" style:font-size-asian="14pt" style:font-weight-asian="bold" style:font-size-complex="14pt" style:font-weight-complex="bold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Times New Roman" fo:font-size="14pt" fo:language="en" fo:country="US" fo:font-style="normal" fo:font-weight="bold" style:font-size-asian="14pt" style:font-style-asian="normal" style:font-size-complex="14pt" style:font-style-complex="normal"/>
    </style:style>
    <style:style style:name="P18" style:family="paragraph" style:parent-style-name="Text_20_body">
      <style:paragraph-properties fo:text-align="center" style:justify-single-word="false"/>
      <style:text-properties style:font-name="Times New Roman" fo:font-size="24pt" fo:language="ru" fo:country="RU" fo:font-style="italic" fo:font-weight="bold" officeooo:rsid="001da838" officeooo:paragraph-rsid="001da838" style:font-size-asian="24pt" style:font-size-complex="24pt"/>
    </style:style>
    <style:style style:name="P19" style:family="paragraph" style:parent-style-name="Text_20_body">
      <style:paragraph-properties fo:text-align="center" style:justify-single-word="false"/>
      <style:text-properties style:font-name="Times New Roman" fo:font-size="24pt" fo:language="ru" fo:country="RU" fo:font-style="normal" fo:font-weight="bold" officeooo:rsid="001eadda" officeooo:paragraph-rsid="001eadda" style:font-size-asian="24pt" style:font-style-asian="normal" style:font-size-complex="24pt" style:font-style-complex="normal"/>
    </style:style>
    <style:style style:name="P20" style:family="paragraph" style:parent-style-name="Text_20_body">
      <style:paragraph-properties fo:text-align="center" style:justify-single-word="false"/>
      <style:text-properties style:font-name="Times New Roman" fo:font-size="20pt" fo:language="ru" fo:country="RU" fo:font-style="normal" fo:font-weight="bold" officeooo:rsid="001eadda" officeooo:paragraph-rsid="001eadda" style:font-size-asian="20pt" style:font-style-asian="normal" style:font-size-complex="20pt" style:font-style-complex="normal"/>
    </style:style>
    <style:style style:name="P21" style:family="paragraph" style:parent-style-name="Text_20_body" style:list-style-name="L1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2" style:family="paragraph" style:parent-style-name="Text_20_body" style:list-style-name="L2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3" style:family="paragraph" style:parent-style-name="Text_20_body" style:list-style-name="L3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4" style:family="paragraph" style:parent-style-name="Text_20_body" style:list-style-name="L4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5" style:family="paragraph" style:parent-style-name="Text_20_body" style:list-style-name="L5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6" style:family="paragraph" style:parent-style-name="Text_20_body" style:list-style-name="L6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7" style:family="paragraph" style:parent-style-name="Text_20_body" style:list-style-name="L7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8" style:family="paragraph" style:parent-style-name="Text_20_body">
      <style:paragraph-properties fo:text-align="center" style:justify-single-word="false"/>
      <style:text-properties style:font-name="Times New Roman" fo:font-size="14pt" fo:language="ru" fo:country="RU" fo:font-style="italic" fo:font-weight="bold" officeooo:rsid="001da838" officeooo:paragraph-rsid="001da838" style:font-size-asian="14pt" style:font-size-complex="14pt"/>
    </style:style>
    <style:style style:name="P29" style:family="paragraph" style:parent-style-name="Text_20_body">
      <style:paragraph-properties fo:text-align="center" style:justify-single-word="false"/>
      <style:text-properties style:font-name="Times New Roman" fo:font-size="20pt" fo:language="ru" fo:country="RU" fo:font-style="normal" fo:font-weight="bold" officeooo:rsid="001eadda" officeooo:paragraph-rsid="001eadda" style:font-size-asian="20pt" style:font-style-asian="normal" style:font-size-complex="20pt" style:font-style-complex="normal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tyle="italic" fo:font-weight="bold"/>
    </style:style>
    <style:style style:name="T4" style:family="text">
      <style:text-properties fo:font-style="italic" style:text-underline-style="solid" style:text-underline-width="auto" style:text-underline-color="font-color" fo:font-weight="bold"/>
    </style:style>
    <style:style style:name="T5" style:family="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style:font-name="Times New Roman" fo:font-size="14pt" style:font-size-asian="14pt" style:font-size-complex="14pt"/>
    </style:style>
    <style:style style:name="T7" style:family="text">
      <style:text-properties fo:language="en" fo:country="US" fo:font-weight="bold" officeooo:rsid="001da838"/>
    </style:style>
    <style:style style:name="T8" style:family="text">
      <style:text-properties fo:language="ru" fo:country="RU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БПОУ ОО «Болховский педагогический колледж»</text:p>
      <text:p text:style-name="P12"/>
      <text:p text:style-name="P12"/>
      <text:p text:style-name="P12"/>
      <text:p text:style-name="P12"/>
      <text:p text:style-name="P12"/>
      <text:p text:style-name="P12"/>
      <text:p text:style-name="P14"/>
      <text:p text:style-name="P18"/>
      <text:p text:style-name="P19">Конспект занятия</text:p>
      <text:p text:style-name="P19">по теме:</text:p>
      <text:p text:style-name="P20">«Опасные игры»</text:p>
      <text:p text:style-name="P20"/>
      <text:p text:style-name="P20"/>
      <text:p text:style-name="P20"/>
      <text:p text:style-name="P13">Выполнила:</text:p>
      <text:p text:style-name="P13">студентка 4 «Г» курса</text:p>
      <text:p text:style-name="P13">Никифорова Наталия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Болхов, 2018</text:p>
      <text:p text:style-name="P12"><text:soft-page-break/></text:p>
      <text:p text:style-name="P15">0пасные игры</text:p>
      <text:p text:style-name="P5"/>
      <text:p text:style-name="P4">Цели: </text:p>
      <text:list xml:id="list2886933984" text:style-name="L1">
        <text:list-item>
          <text:p text:style-name="P21">Сформировать у учащихся представление о проблеме игромании в настоящее время в России; </text:p>
        </text:list-item>
        <text:list-item>
          <text:p text:style-name="P21">Развивать у учащихся осознанное понимание существующей проблемы;</text:p>
        </text:list-item>
        <text:list-item>
          <text:p text:style-name="P21">Воспитывать нравственную культуру учащихся.</text:p>
        </text:list-item>
      </text:list>
      <text:p text:style-name="P9">Х<text:span text:style-name="T9">од занятия</text:span></text:p>
      <text:p text:style-name="P16">I. <text:span text:style-name="T8">Вводная часть</text:span></text:p>
      <text:p text:style-name="P10">1. Приветствие.</text:p>
      <text:p text:style-name="P10">2. Сообщение темы занятия.</text:p>
      <text:p text:style-name="P8"><text:span text:style-name="T7">II. </text:span><text:span text:style-name="T1">Основная часть</text:span></text:p>
      <text:p text:style-name="P2"><text:span text:style-name="T6">Новый экономический путь привел нашу страну не только к изменению условий жизни, но и появлению новых психологических зависимостей. Некоторым игровые автоматы или лотереи кажутся развлечением и безобидным средством для снятия стресса. Однако в последнее время люди стали массово "подсаживаться" на игру. Именно "подсаживаться", поскольку научно доказано, что пристрастие к игре - это психологическая зависимость, называемая - </text:span><text:span text:style-name="Strong_20_Emphasis"><text:span text:style-name="T6">игромания</text:span></text:span><text:span text:style-name="T6">.</text:span></text:p>
      <text:p text:style-name="P7">Игромания, называемая также игровой зависимостью, патологическим гемблингом и лудоманией, представляет собой распространённое болезненное состояние, которое характеризуется неконтролируемой психологической зависимостью от азартных игр, эмоциональными расстройствами и возникшим на их почве депрессивным состоянием.</text:p>
      <text:p text:style-name="P3"><text:span text:style-name="T6">Согласно международной классификации болезней, главным и определяющим признаком игромании выступает постоянно повторяющееся участие человека в одной или нескольких азартных играх. Как правило, заболевание быстро </text:span><text:soft-page-break/><text:span text:style-name="T6">прогрессирует и в скором времени страдающий </text:span><text:span text:style-name="Strong_20_Emphasis"><text:span text:style-name="T6">игровой зависимостью</text:span></text:span><text:span text:style-name="T6"> человек сталкивается с такими социальными последствиями, как обнищание, разрушение личной жизни и внутрисемейных отношений.</text:span></text:p>
      <text:p text:style-name="P6">Игровая зависимость для нашей страны - беда, в основном, последнего десятилетия: в середине девяностых город уже был наводнен различными казино, доступными только богатым, а в конце девяностых на арену вышли заведения попроще, «для всех». Хит-парад возглавили игровые автоматы, тоже сулящие баснословные выигрыши при всей своей доступности.</text:p>
      <text:p text:style-name="P6">Прежде всего, задумаемся - что толкает человека просиживать часами в ожидании выигрыша, спуская последние деньги?</text:p>
      <text:p text:style-name="P6">Казалось бы, манит возможность получить деньги «просто так», «на халяву». Но даже если первичной мотивацией было именно это, то человеку хватило бы одного-двух проигрышей, чтобы убедиться: дальше он будет только терять. И потому здравомыслящий предпочтет пойти подработать и получить меньше, но с гарантией. Деньги - не причина, по которой люди проводят столько времени в игровых залах, выдумывая «системы» игры, обмана автоматов и т.д. Итак, смотрим глубже.</text:p>
      <text:p text:style-name="P2"><text:span text:style-name="T6">Первое, что всплывает сразу же - эмоции. Адреналин, поступающий в кровь, взвинчивающий психику, заставляющий человека дрожать от нетерпения и молиться об удаче неведомому богу. Доступность этих эмоций превышает все известные способы получения адреналина! Ведь вдумайтесь: чтобы заняться, к примеру, экстремальным спортом, нужны деньги на хорошее снаряжение, надо находить время и возможность уезжать на склоны, горные трассы, парашютные вышки и т.д. А здесь - вышел из метро, и перед тобой адреналин в чистом виде! И не надо никуда ехать, тратить массу </text:span><text:a xlink:type="simple" xlink:href="http://infourok.ru/site/go?href=http%3A%2F%2Fzerkalodushi.org%2Fnet-deneg" text:style-name="Internet_20_link" text:visited-style-name="Visited_20_Internet_20_Link"><text:span text:style-name="T5">денег</text:span></text:a><text:span text:style-name="T6"> на снаряжение и экипировку (а они недешево стоят) - заплатил сущие копейки, и вот тебе масса эмоций.</text:span></text:p>
      <text:p text:style-name="P6">Однако возникает вопрос: почему одни испытывают необходимость в столь сильных эмоциях, а другие - нет? Одно из объяснений - у такого человека в силу массы факторов не сложились какие-либо устойчивые ценности и <text:soft-page-break/>внутренние ориентиры. Предположим, семья заботилась лишь о том, чтобы ребенок был сыт и одет, а единственным приемлемым развлечением для него был телевизор. И никому не было дела до внутреннего состояния души, духовного, интеллектуального развития ребенка. А ведь внутренняя, личностная пустота - далеко не всегда зависит от самого человека. Чаще всего она как раз формируется под воздействием интеллектуальной инертности окружения.</text:p>
      <text:p text:style-name="P6">Итак, мы имеем дело с неким замещением нормальной жизни и нормальных эмоций суррогатами, быстродействующими, острыми, способными хоть на какое-то время избавить человека от личностной пустоты.</text:p>
      <text:p text:style-name="P6"><text:span text:style-name="T1">Игромания (игровая зависимость)</text:span>, как и любая из иных видов зависимости (алкогольной, наркотической и прочих) в своем развитии проходит через определенные этапы, которые условно можно разделить на три. </text:p>
      <text:p text:style-name="P6">На первом этапе формируется основа <text:span text:style-name="T1">игровой зависимости</text:span>, которая начинает проявляться в усиленном желании играть. При этом четко выраженной зависимости еще нет, как и осознания этого, но частота игр возрастает, постепенно увеличиваются размеры ставок, да и <text:span text:style-name="T3">игровые сеансы</text:span> стают все длиннее и длиннее.</text:p>
      <text:p text:style-name="P6">На втором этапе <text:span text:style-name="T10">игровой зависимости</text:span> игроку намного труднее только усилием воли подавить в себе желание играть. Возникает и превращается в настоящую борьбу мотив <text:span text:style-name="T1">«играть – не играть»</text:span>. Сеансы игры еще больше удлиняются, увеличивается и частота игр. Характер игры приобретает безудержный характер. Возможные выигрыши тут же бросаются в игру. Да и поведение <text:span text:style-name="T1">игромана</text:span> определяется все возрастающим азартом и иллюзиями – он верит в свою счастливую звезду, везение, начинает выстраивать свои методы игры, определяет для себя "фартовые" числа и вообще, опутывает весь процесс игры мистикой и суевериями.</text:p>
      <text:p text:style-name="P6">На третьем этапе <text:span text:style-name="T1">игромания</text:span> столь сильна, что у игромана уже отсутствует борьба мотивов. Он готов <text:span text:style-name="T2">играть</text:span> постоянно, ежедневно и сколь угодно <text:soft-page-break/>длинный промежуток времени. В перерывах между <text:span text:style-name="T2">игрой</text:span> он грезит о ней. Деньги на этом этапе воспринимаются игроком, как атрибут для игры. Желание играть становится непреодолимым, целью игры становится сама игра, и неважны ни огромные долги, ни новая возможность проигрыша. И самым сложным в <text:span text:style-name="T1">лечении игромании</text:span> является то, что медикаментозных способов в <text:span text:style-name="T1">лечение игровой зависимости</text:span> нет. Зато приходится изрядно потрудиться как ближайшему окружению игромана, так и профессиональным психотерапевтам. Пациент в период <text:span text:style-name="T2">лечения игромании</text:span> нуждается в определенных ограничениях, особенно в отношениях с деньгами, ведь для его блага будет, если вы не будете одалживать ему деньги. Также не беритесь оплачивать долги, ведь этим самым вы спровоцируете очередное обострение. </text:p>
      <text:p text:style-name="P4">Симптомы патологического игрока:</text:p>
      <text:list xml:id="list2172960489" text:style-name="L2">
        <text:list-item>
          <text:p text:style-name="P22">Поглощенность, озабоченность игрой (вспоминает о прошлых играх, думает о том, как найти деньги на следующую игру); </text:p>
        </text:list-item>
        <text:list-item>
          <text:p text:style-name="P22">Играя, испытывает возбуждение; </text:p>
        </text:list-item>
        <text:list-item>
          <text:p text:style-name="P22">Испытывает затруднения при попытках контролировать или прервать игру; </text:p>
        </text:list-item>
        <text:list-item>
          <text:p text:style-name="P22">Чувствует тревогу или раздражение при необходимости остановить игру; </text:p>
        </text:list-item>
        <text:list-item>
          <text:p text:style-name="P22">Играет, чтобы убежать от своих проблем или поднять настроение (уйти от чувства вины, тревоги, депрессии); </text:p>
        </text:list-item>
        <text:list-item>
          <text:p text:style-name="P22">Предпринимает попытки отыграться на следующий день после проигрыша; </text:p>
        </text:list-item>
        <text:list-item>
          <text:p text:style-name="P22">Обманывает членов семьи с целью скрыть истинную степень своей вовлеченности в игру; </text:p>
        </text:list-item>
        <text:list-item>
          <text:p text:style-name="P22">Совершает такие незаконные действия как обман, кража для финансирования игры; </text:p>
        </text:list-item>
        <text:list-item>
          <text:p text:style-name="P22">Вызывает игрой риск потерять близких, друзей или получения образования.</text:p>
        </text:list-item>
      </text:list>
      <text:p text:style-name="P6"><text:soft-page-break/>Давайте попробуем проанализировать и составить список основных психологических причин, приводящих к игровой зависимости (учащиеся высказывают свою точку зрения, затем сравниваем результаты с мнением специалистов)</text:p>
      <text:list xml:id="list3438679785" text:style-name="L3">
        <text:list-item>
          <text:p text:style-name="P23">безрадостная жизнь; </text:p>
        </text:list-item>
        <text:list-item>
          <text:p text:style-name="P23">неудовлетворённость собой;</text:p>
        </text:list-item>
        <text:list-item>
          <text:p text:style-name="P23">психологическая фиксация в детском или подростковом состоянии; </text:p>
        </text:list-item>
      </text:list>
      <text:list xml:id="list3172413547" text:style-name="L4">
        <text:list-item>
          <text:p text:style-name="P24">низкая культура человека; </text:p>
        </text:list-item>
        <text:list-item>
          <text:p text:style-name="P24">бедность; </text:p>
        </text:list-item>
        <text:list-item>
          <text:p text:style-name="P24">умственная отсталость.</text:p>
        </text:list-item>
      </text:list>
      <text:p text:style-name="P6">Совместно с ННЦ наркологии нами было проведено исследование контингента игроманов наблюдаемые нами пациенты (83 человека) были классифицированы по следующим особенностям: </text:p>
      <text:list xml:id="list251675770" text:style-name="L5">
        <text:list-item>
          <text:p text:style-name="P25">по патологическому влечению (ПВ) к виду азартной игры - игроки в рулетку и карты (31,2%), игроки игровых автоматов (63,4%), игроки на скачках (ипподром) - 5,4%; </text:p>
        </text:list-item>
        <text:list-item>
          <text:p text:style-name="P25">по возрасту вовлечения в азартные игры - 21-30 лет (44,3%), 31-40 (37,7%), 41-50 (14,9%), 51-65 (3.1%) лет; </text:p>
        </text:list-item>
        <text:list-item>
          <text:p text:style-name="P25">по полу - мужчины (89,7%), женщины (10,3%); </text:p>
        </text:list-item>
        <text:list-item>
          <text:p text:style-name="P25">по уровню образования - высшее (8,7%), незаконченное высшее (11,1%), среднее специальное (19,8%), среднее (41,7%), незаконченное среднее (15,1%), начальное (3,6%); </text:p>
        </text:list-item>
        <text:list-item>
          <text:p text:style-name="P25">по семейному статусу - женаты/замужем (23,4%), разведенные (29,3%), состоящие в браке (47,3%, в том числе повторные браки). </text:p>
        </text:list-item>
      </text:list>
      <text:p text:style-name="P4">Последствия игровой зависимости: </text:p>
      <text:list xml:id="list3863738870" text:style-name="L6">
        <text:list-item>
          <text:p text:style-name="P26">Снижение уровня личности. </text:p>
        </text:list-item>
        <text:list-item>
          <text:p text:style-name="P26"><text:soft-page-break/>Большой денежный долг.</text:p>
        </text:list-item>
        <text:list-item>
          <text:p text:style-name="P26">Распад семьи.</text:p>
        </text:list-item>
        <text:list-item>
          <text:p text:style-name="P26">Потеря друзей.</text:p>
        </text:list-item>
        <text:list-item>
          <text:p text:style-name="P26">Потеря социального статуса.</text:p>
        </text:list-item>
      </text:list>
      <text:p text:style-name="P3"><text:span text:style-name="Strong_20_Emphasis"><text:span text:style-name="T6">Лечение игровой зависимости</text:span></text:span><text:span text:style-name="T6"> не может быть скоротечным. От игрока и его близких требуется терпение и упорство, которые вместе с комплексным и продолжительным лечением позволят избавиться от данного тяжёлого недуга. Полное освобождение от игровой зависимости во многом связано как с восстановлением психического здоровья человека, так и с последующей переоценкой системы его жизненных ценностей, изменением ставшего привычным образа жизни.</text:span></text:p>
      <text:p text:style-name="P7">Лечение игромании должно проводиться только опытными специалистами: психологами и психиатрами-психотерапевтами. Неоценимую помощь в борьбе с игровой зависимостью оказывает семья игрока, его родственники и друзья. Однако далеко не всё окружение патологического игрока способно терпеть его безумные выходки и ложь, что ещё более ускоряет окончательное падение такого игрока.</text:p>
      <text:p text:style-name="P6"> <text:span text:style-name="T4">Тест: есть у ли у вас игровая зависимость?</text:span> </text:p>
      <text:list xml:id="list3309622798" text:style-name="L7">
        <text:list-item>
          <text:p text:style-name="P27">Вы часто участвуете в игре и часто добываете деньги на игру? </text:p>
        </text:list-item>
        <text:list-item>
          <text:p text:style-name="P27">Вы часто играете на большие суммы? </text:p>
        </text:list-item>
        <text:list-item>
          <text:p text:style-name="P27">Вы играете в течение более длительного времени, чем намеревались перед приходом в казино или зал игровых автоматов? </text:p>
        </text:list-item>
        <text:list-item>
          <text:p text:style-name="P27">У вас возникает желание увеличить размер или частоту ставок, чтобы достигнуть азартного возбуждения? </text:p>
        </text:list-item>
        <text:list-item>
          <text:p text:style-name="P27">Вы чувствуете беспокойство, раздражительность или ярость, если игра срывается? </text:p>
        </text:list-item>
        <text:list-item>
          <text:p text:style-name="P27">Вы "охотитесь" за выигрышем: например, берете деньги в долг, чтобы <text:soft-page-break/>отыграться? </text:p>
        </text:list-item>
        <text:list-item>
          <text:p text:style-name="P27">Вы предпринимаете неоднократные попытки сократить ставки или вообще выйти из игры? </text:p>
        </text:list-item>
        <text:list-item>
          <text:p text:style-name="P27">Вы играете чаще в кризисных ситуациях (например, когда есть проблемы на работе)? </text:p>
        </text:list-item>
        <text:list-item>
          <text:p text:style-name="P27">Ради игры вы приносите в жертву важные профессиональные или увеселительные мероприятия, раньше имевшие для вас значение? </text:p>
        </text:list-item>
        <text:list-item>
          <text:p text:style-name="P27">Вы продолжаете играть, несмотря на растущие долги, или проблемы другого характера (социальные, профессиональные)? </text:p>
        </text:list-item>
      </text:list>
      <text:p text:style-name="P6">Если вы ответили утвердительно хотя бы на 4 из 10 вопросов, у вас есть игровая зависимость. </text:p>
      <text:p text:style-name="P6"/>
      <text:p text:style-name="P17">III. <text:span text:style-name="T8">Заключительная часть.</text:span></text:p>
      <text:p text:style-name="P6">В заключение нашего <text:span text:style-name="T8">занятия</text:span> бы, чтобы вы подвели итоги сегодняшней беседы, высказали свое мнение и отношение к игромании и интернет зависимости. </text:p>
      <text:p text:style-name="P6">Хотелось бы услышать какие выводы вы сделали для себя. (Учащиеся высказывают свое мнение по данному вопросу, озвучивают выводы) 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02.64</meta:creation-date>
    <meta:editing-duration>PT12M12S</meta:editing-duration>
    <meta:editing-cycles>5</meta:editing-cycles>
    <meta:generator>LibreOffice/6.3.3.2$Windows_X86_64 LibreOffice_project/a64200df03143b798afd1ec74a12ab50359878ed</meta:generator>
    <dc:date>2020-04-24T13:11:14.842000000</dc:date>
    <meta:document-statistic meta:table-count="0" meta:image-count="0" meta:object-count="0" meta:page-count="8" meta:paragraph-count="77" meta:word-count="1393" meta:character-count="10175" meta:non-whitespace-character-count="8856"/>
    <meta:user-defined meta:name="Info 1"/>
    <meta:user-defined meta:name="Info 2"/>
    <meta:user-defined meta:name="Info 3"/>
    <meta:user-defined meta:name="Info 4"/>
  </office:meta>
</office:document-meta>
</file>